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5-09-1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5-06-0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5-03-0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5-01-07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4-09-1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4-07-1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4-03-12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4-01-04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3-09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3-07-1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3-03-02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3-01-13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2-10-1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2-07-12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2-03-16 16:16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2-01-13 19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1-09-09 16:03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1-07-06 16:10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1-03-30 18:40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1-01-07 21:56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0-08-0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0-03-19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20-01-08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9-09-2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9-03-2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9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9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9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9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9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9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10-0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7-0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3-27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3-2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1-0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8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10-10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07-1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02-23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01-25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7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10-25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7-1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3-10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1-25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6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09-0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03-05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01-13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5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9-1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4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3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2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1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0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0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0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0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0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0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0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0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0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0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0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0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0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0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0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0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0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0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10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9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8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8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8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8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8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8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8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8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8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8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8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8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8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8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7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7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7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7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7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7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7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7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7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7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7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7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6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6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6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6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6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6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6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6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6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6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5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5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5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5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5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5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5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5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5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5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5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5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4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4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4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4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4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4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4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4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4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4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4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4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3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3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3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3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3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3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2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2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2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2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1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0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0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0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0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0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0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0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0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0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0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0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0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0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0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0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0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0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0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0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200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1999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1998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55</text:p>
          </table:table-cell>
          <table:table-cell office:value-type="string" calcext:value-type="string">
            <text:p>Hodge Outlet FCF</text:p>
          </table:table-cell>
          <table:table-cell office:value-type="string" calcext:value-type="string">
            <text:p>1997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68" meta:object-count="0"/>
    <meta:user-defined meta:name="AppVersion">3.0</meta:user-defined>
  </office:meta>
</office:document-meta>
</file>